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text-align="end"/>
      <style:text-properties fo:font-size="16pt" style:font-size-asian="16pt" style:font-size-complex="16pt"/>
    </style:style>
    <style:style style:name="P2" style:parent-style-name="Nadpis1" style:family="paragraph">
      <style:paragraph-properties fo:text-align="center"/>
      <style:text-properties fo:color="#000000" fo:font-size="24pt" style:font-size-asian="24pt" style:font-size-complex="24pt"/>
    </style:style>
    <style:style style:name="P3" style:parent-style-name="Nadpis1" style:family="paragraph">
      <style:text-properties fo:color="#000000" fo:font-size="20pt" style:font-size-asian="20pt" style:font-size-complex="20pt"/>
    </style:style>
    <style:style style:name="P4" style:parent-style-name="Normální" style:family="paragraph">
      <style:text-properties fo:font-size="16pt" style:font-size-asian="16pt" style:font-size-complex="16pt"/>
    </style:style>
    <style:style style:name="P5" style:parent-style-name="Nadpis1" style:family="paragraph">
      <style:text-properties fo:color="#000000" fo:font-size="20pt" style:font-size-asian="20pt" style:font-size-complex="20pt"/>
    </style:style>
    <style:style style:name="P6" style:parent-style-name="Normální" style:family="paragraph">
      <style:text-properties fo:font-size="16pt" style:font-size-asian="16pt" style:font-size-complex="16pt"/>
    </style:style>
    <style:style style:name="P7" style:parent-style-name="Nadpis1" style:family="paragraph">
      <style:text-properties fo:color="#000000" fo:font-size="20pt" style:font-size-asian="20pt" style:font-size-complex="20pt"/>
    </style:style>
    <style:style style:name="P8" style:parent-style-name="Normální" style:family="paragraph">
      <style:text-properties fo:font-size="16pt" style:font-size-asian="16pt" style:font-size-complex="16pt"/>
    </style:style>
    <style:style style:name="P9" style:parent-style-name="Nadpis1" style:family="paragraph">
      <style:text-properties fo:color="#000000" fo:font-size="20pt" style:font-size-asian="20pt" style:font-size-complex="20pt"/>
    </style:style>
    <style:style style:name="T10" style:parent-style-name="Standardnípísmoodstavce" style:family="text">
      <style:text-properties fo:font-size="16pt" style:font-size-asian="16pt" style:font-size-complex="16pt"/>
    </style:style>
    <style:style style:name="T11" style:parent-style-name="Standardnípísmoodstavce" style:family="text">
      <style:text-properties fo:font-size="16pt" style:font-size-asian="16pt" style:font-size-complex="16pt"/>
    </style:style>
    <style:style style:name="T12" style:parent-style-name="Standardnípísmoodstavce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Alena Hanzová</text:p>
      <text:h text:style-name="P2" text:outline-level="1">Textová hra</text:h>
      <text:h text:style-name="P3" text:outline-level="1">Proč jste si vybraly tuto práci?<text:s/></text:h>
      <text:p text:style-name="P4">Tuto práci jsem si vybrala<text:s/>kvůli<text:s/>tomu, že jsem již od začátku<text:s/>tušila,<text:s/>jak tento styl hry funguje a věděla<text:s/>jsem,<text:s/>jak bych<text:s/>chtěla,<text:s/>aby vypadala.<text:line-break/>Také, když jsem byla menší jsme vždy,<text:s/>když jsme šli třeba na delší procházku, hráli<text:s/>hru,<text:s/>které jsme říkali “dračák“ která<text:s/>je tomuto dost podobná.</text:p>
      <text:h text:style-name="P5" text:outline-level="1">Popis</text:h>
      <text:p text:style-name="P6">Hra se odehrává v roce 2050 v moderním Tokiu, které je,<text:s/>ale pod útokem duchů. Na začátku hry si zvolíte jednu ze tří postav.<text:line-break/>Pak se probouzíte uprostřed Tokia, kde vás našel Dabi. Ten vás rychle seznámí se situací a pak už to nechává na vás. Vaším úkolem je dostat až finálnímu bossovi a bezpečně na základnu. Kdo<text:s/>ví,<text:s/>co nebo kdo vás po cestě čeká…</text:p>
      <text:h text:style-name="P7" text:outline-level="1">Ovládání</text:h>
      <text:p text:style-name="P8">Ovládání je jednoduché, stačí pozorně číst co vám říká průvodce a instrukce, pak už jen stačí napsat odpověď nebo co vám bylo zadáno a stisknout enter.</text:p>
      <text:h text:style-name="P9" text:outline-level="1">Závěr</text:h>
      <text:p text:style-name="Normální"><text:span text:style-name="T10">Na závěr bych asi řekla jen to, že v programování nejsem nejlepší, ale přesto mě velice a baví a hru jsem se snažila udělat co nejlépe, časem ji určitě dovedu k dokonalosti i když už to bude spíš tak<text:s/></text:span><text:span text:style-name="T11">mě</text:span><text:span text:style-name="T12"><text:s/>pro rado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na  Hanzová</meta:initial-creator>
    <dc:creator>Alena  Hanzová</dc:creator>
    <meta:creation-date>2022-06-14T18:50:00Z</meta:creation-date>
    <dc:date>2022-06-14T21:28:00Z</dc:date>
    <meta:template xlink:href="Normal.dotm" xlink:type="simple"/>
    <meta:editing-cycles>1</meta:editing-cycles>
    <meta:editing-duration>PT5940S</meta:editing-duration>
    <meta:document-statistic meta:page-count="1" meta:paragraph-count="2" meta:word-count="157" meta:character-count="1084" meta:row-count="7" meta:non-whitespace-character-count="929"/>
  </office:meta>
</office:document-meta>
</file>